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735in" svg:height="3.5398in" svg:x="1.3437in" svg:y="0.9661in">
            <draw:object draw:notify-on-update-of-ranges="Sheet1.A1:Sheet1.A5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995422">
            <text:p>0.995422</text:p>
          </table:table-cell>
        </table:table-row>
        <table:table-row table:style-name="ro1">
          <table:table-cell office:value-type="float" office:value="0.989589">
            <text:p>0.989589</text:p>
          </table:table-cell>
        </table:table-row>
        <table:table-row table:style-name="ro1">
          <table:table-cell office:value-type="float" office:value="0.992731">
            <text:p>0.992731</text:p>
          </table:table-cell>
        </table:table-row>
        <table:table-row table:style-name="ro1">
          <table:table-cell office:value-type="float" office:value="0.991636">
            <text:p>0.991636</text:p>
          </table:table-cell>
        </table:table-row>
        <table:table-row table:style-name="ro1">
          <table:table-cell office:value-type="float" office:value="0.98994">
            <text:p>0.98994</text:p>
          </table:table-cell>
        </table:table-row>
        <table:table-row table:style-name="ro1">
          <table:table-cell office:value-type="float" office:value="0.985762">
            <text:p>0.985762</text:p>
          </table:table-cell>
        </table:table-row>
        <table:table-row table:style-name="ro1">
          <table:table-cell office:value-type="float" office:value="0.981333">
            <text:p>0.981333</text:p>
          </table:table-cell>
        </table:table-row>
        <table:table-row table:style-name="ro1">
          <table:table-cell office:value-type="float" office:value="0.978704">
            <text:p>0.978704</text:p>
          </table:table-cell>
        </table:table-row>
        <table:table-row table:style-name="ro1">
          <table:table-cell office:value-type="float" office:value="0.983197">
            <text:p>0.983197</text:p>
          </table:table-cell>
        </table:table-row>
        <table:table-row table:style-name="ro1">
          <table:table-cell office:value-type="float" office:value="0.967106">
            <text:p>0.967106</text:p>
          </table:table-cell>
        </table:table-row>
        <table:table-row table:style-name="ro1">
          <table:table-cell office:value-type="float" office:value="0.942473">
            <text:p>0.942473</text:p>
          </table:table-cell>
        </table:table-row>
        <table:table-row table:style-name="ro1">
          <table:table-cell office:value-type="float" office:value="0.923938">
            <text:p>0.923938</text:p>
          </table:table-cell>
        </table:table-row>
        <table:table-row table:style-name="ro1">
          <table:table-cell office:value-type="float" office:value="0.929559">
            <text:p>0.929559</text:p>
          </table:table-cell>
        </table:table-row>
        <table:table-row table:style-name="ro1">
          <table:table-cell office:value-type="float" office:value="0.959424">
            <text:p>0.959424</text:p>
          </table:table-cell>
        </table:table-row>
        <table:table-row table:style-name="ro1">
          <table:table-cell office:value-type="float" office:value="0.943819">
            <text:p>0.943819</text:p>
          </table:table-cell>
        </table:table-row>
        <table:table-row table:style-name="ro1">
          <table:table-cell office:value-type="float" office:value="0.92462">
            <text:p>0.92462</text:p>
          </table:table-cell>
        </table:table-row>
        <table:table-row table:style-name="ro1">
          <table:table-cell office:value-type="float" office:value="0.908737">
            <text:p>0.908737</text:p>
          </table:table-cell>
        </table:table-row>
        <table:table-row table:style-name="ro1">
          <table:table-cell office:value-type="float" office:value="0.912641">
            <text:p>0.912641</text:p>
          </table:table-cell>
        </table:table-row>
        <table:table-row table:style-name="ro1">
          <table:table-cell office:value-type="float" office:value="0.913124">
            <text:p>0.913124</text:p>
          </table:table-cell>
        </table:table-row>
        <table:table-row table:style-name="ro1">
          <table:table-cell office:value-type="float" office:value="0.928137">
            <text:p>0.928137</text:p>
          </table:table-cell>
        </table:table-row>
        <table:table-row table:style-name="ro1">
          <table:table-cell office:value-type="float" office:value="0.946123">
            <text:p>0.946123</text:p>
          </table:table-cell>
        </table:table-row>
        <table:table-row table:style-name="ro1">
          <table:table-cell office:value-type="float" office:value="0.930564">
            <text:p>0.930564</text:p>
          </table:table-cell>
        </table:table-row>
        <table:table-row table:style-name="ro1">
          <table:table-cell office:value-type="float" office:value="0.918231">
            <text:p>0.918231</text:p>
          </table:table-cell>
        </table:table-row>
        <table:table-row table:style-name="ro1">
          <table:table-cell office:value-type="float" office:value="0.932785">
            <text:p>0.932785</text:p>
          </table:table-cell>
        </table:table-row>
        <table:table-row table:style-name="ro1">
          <table:table-cell office:value-type="float" office:value="0.934946">
            <text:p>0.934946</text:p>
          </table:table-cell>
        </table:table-row>
        <table:table-row table:style-name="ro1">
          <table:table-cell office:value-type="float" office:value="0.899698">
            <text:p>0.899698</text:p>
          </table:table-cell>
        </table:table-row>
        <table:table-row table:style-name="ro1">
          <table:table-cell office:value-type="float" office:value="0.889536">
            <text:p>0.889536</text:p>
          </table:table-cell>
        </table:table-row>
        <table:table-row table:style-name="ro1">
          <table:table-cell office:value-type="float" office:value="0.904116">
            <text:p>0.904116</text:p>
          </table:table-cell>
        </table:table-row>
        <table:table-row table:style-name="ro1">
          <table:table-cell office:value-type="float" office:value="0.903324">
            <text:p>0.903324</text:p>
          </table:table-cell>
        </table:table-row>
        <table:table-row table:style-name="ro1">
          <table:table-cell office:value-type="float" office:value="0.906617">
            <text:p>0.906617</text:p>
          </table:table-cell>
        </table:table-row>
        <table:table-row table:style-name="ro1">
          <table:table-cell office:value-type="float" office:value="0.90149">
            <text:p>0.90149</text:p>
          </table:table-cell>
        </table:table-row>
        <table:table-row table:style-name="ro1">
          <table:table-cell office:value-type="float" office:value="0.912233">
            <text:p>0.912233</text:p>
          </table:table-cell>
        </table:table-row>
        <table:table-row table:style-name="ro1">
          <table:table-cell office:value-type="float" office:value="0.909852">
            <text:p>0.909852</text:p>
          </table:table-cell>
        </table:table-row>
        <table:table-row table:style-name="ro1">
          <table:table-cell office:value-type="float" office:value="0.890653">
            <text:p>0.890653</text:p>
          </table:table-cell>
        </table:table-row>
        <table:table-row table:style-name="ro1">
          <table:table-cell office:value-type="float" office:value="0.884931">
            <text:p>0.884931</text:p>
          </table:table-cell>
        </table:table-row>
        <table:table-row table:style-name="ro1">
          <table:table-cell office:value-type="float" office:value="0.898409">
            <text:p>0.898409</text:p>
          </table:table-cell>
        </table:table-row>
        <table:table-row table:style-name="ro1">
          <table:table-cell office:value-type="float" office:value="0.892762">
            <text:p>0.892762</text:p>
          </table:table-cell>
        </table:table-row>
        <table:table-row table:style-name="ro1">
          <table:table-cell office:value-type="float" office:value="0.871868">
            <text:p>0.871868</text:p>
          </table:table-cell>
        </table:table-row>
        <table:table-row table:style-name="ro1">
          <table:table-cell office:value-type="float" office:value="0.869865">
            <text:p>0.869865</text:p>
          </table:table-cell>
        </table:table-row>
        <table:table-row table:style-name="ro1">
          <table:table-cell office:value-type="float" office:value="0.86866">
            <text:p>0.86866</text:p>
          </table:table-cell>
        </table:table-row>
        <table:table-row table:style-name="ro1">
          <table:table-cell office:value-type="float" office:value="0.855626">
            <text:p>0.855626</text:p>
          </table:table-cell>
        </table:table-row>
        <table:table-row table:style-name="ro1">
          <table:table-cell office:value-type="float" office:value="0.849469">
            <text:p>0.849469</text:p>
          </table:table-cell>
        </table:table-row>
        <table:table-row table:style-name="ro1">
          <table:table-cell office:value-type="float" office:value="0.859796">
            <text:p>0.859796</text:p>
          </table:table-cell>
        </table:table-row>
        <table:table-row table:style-name="ro1">
          <table:table-cell office:value-type="float" office:value="0.860077">
            <text:p>0.860077</text:p>
          </table:table-cell>
        </table:table-row>
        <table:table-row table:style-name="ro1">
          <table:table-cell office:value-type="float" office:value="0.86243">
            <text:p>0.86243</text:p>
          </table:table-cell>
        </table:table-row>
        <table:table-row table:style-name="ro1">
          <table:table-cell office:value-type="float" office:value="0.84761">
            <text:p>0.84761</text:p>
          </table:table-cell>
        </table:table-row>
        <table:table-row table:style-name="ro1">
          <table:table-cell office:value-type="float" office:value="0.816369">
            <text:p>0.816369</text:p>
          </table:table-cell>
        </table:table-row>
        <table:table-row table:style-name="ro1">
          <table:table-cell office:value-type="float" office:value="0.803204">
            <text:p>0.803204</text:p>
          </table:table-cell>
        </table:table-row>
        <table:table-row table:style-name="ro1">
          <table:table-cell office:value-type="float" office:value="0.825674">
            <text:p>0.825674</text:p>
          </table:table-cell>
        </table:table-row>
        <table:table-row table:style-name="ro1">
          <table:table-cell office:value-type="float" office:value="0.843627">
            <text:p>0.843627</text:p>
          </table:table-cell>
        </table:table-row>
        <table:table-row table:style-name="ro1">
          <table:table-cell office:value-type="float" office:value="0.836806">
            <text:p>0.836806</text:p>
          </table:table-cell>
        </table:table-row>
        <table:table-row table:style-name="ro1">
          <table:table-cell office:value-type="float" office:value="0.832939">
            <text:p>0.832939</text:p>
          </table:table-cell>
        </table:table-row>
        <table:table-row table:style-name="ro1">
          <table:table-cell office:value-type="float" office:value="0.812412">
            <text:p>0.812412</text:p>
          </table:table-cell>
        </table:table-row>
        <table:table-row table:style-name="ro1">
          <table:table-cell office:value-type="float" office:value="0.786794">
            <text:p>0.786794</text:p>
          </table:table-cell>
        </table:table-row>
        <table:table-row table:style-name="ro1">
          <table:table-cell office:value-type="float" office:value="0.784593">
            <text:p>0.784593</text:p>
          </table:table-cell>
        </table:table-row>
        <table:table-row table:style-name="ro1">
          <table:table-cell office:value-type="float" office:value="0.783424">
            <text:p>0.783424</text:p>
          </table:table-cell>
        </table:table-row>
        <table:table-row table:style-name="ro1">
          <table:table-cell office:value-type="float" office:value="0.754961">
            <text:p>0.754961</text:p>
          </table:table-cell>
        </table:table-row>
        <table:table-row table:style-name="ro1">
          <table:table-cell office:value-type="float" office:value="0.752846">
            <text:p>0.752846</text:p>
          </table:table-cell>
        </table:table-row>
        <table:table-row table:style-name="ro1">
          <table:table-cell office:value-type="float" office:value="0.764942">
            <text:p>0.764942</text:p>
          </table:table-cell>
        </table:table-row>
        <table:table-row table:style-name="ro1">
          <table:table-cell office:value-type="float" office:value="0.769897">
            <text:p>0.769897</text:p>
          </table:table-cell>
        </table:table-row>
        <table:table-row table:style-name="ro1">
          <table:table-cell office:value-type="float" office:value="0.76898">
            <text:p>0.76898</text:p>
          </table:table-cell>
        </table:table-row>
        <table:table-row table:style-name="ro1">
          <table:table-cell office:value-type="float" office:value="0.746142">
            <text:p>0.746142</text:p>
          </table:table-cell>
        </table:table-row>
        <table:table-row table:style-name="ro1">
          <table:table-cell office:value-type="float" office:value="0.743034">
            <text:p>0.7430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0079">
            <text:p>0.7500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0461889">
            <text:p>-0.0046188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97051">
            <text:p>0.4970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3561">
            <text:p>0.53356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0456">
            <text:p>0.810456</text:p>
          </table:table-cell>
        </table:table-row>
        <table:table-row table:style-name="ro1">
          <table:table-cell office:value-type="float" office:value="0.820477">
            <text:p>0.820477</text:p>
          </table:table-cell>
        </table:table-row>
        <table:table-row table:style-name="ro1">
          <table:table-cell office:value-type="float" office:value="0.817569">
            <text:p>0.817569</text:p>
          </table:table-cell>
        </table:table-row>
        <table:table-row table:style-name="ro1">
          <table:table-cell office:value-type="float" office:value="0.819552">
            <text:p>0.819552</text:p>
          </table:table-cell>
        </table:table-row>
        <table:table-row table:style-name="ro1">
          <table:table-cell office:value-type="float" office:value="0.826136">
            <text:p>0.8261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03262">
            <text:p>0.8032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228">
            <text:p>0.812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0629883">
            <text:p>-0.0062988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947">
            <text:p>0.739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5798">
            <text:p>0.7757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5037">
            <text:p>0.7750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36762">
            <text:p>0.6367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3598">
            <text:p>0.6635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1259">
            <text:p>0.112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20053">
            <text:p>0.7200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32241">
            <text:p>0.7322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3966">
            <text:p>0.7439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33923">
            <text:p>0.5339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407384">
            <text:p>0.04073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4098">
            <text:p>0.7640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2953">
            <text:p>0.7629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53551">
            <text:p>0.03535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51716">
            <text:p>0.6517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0174">
            <text:p>0.7501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2041">
            <text:p>0.7420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9625">
            <text:p>0.7696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18187">
            <text:p>0.2181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03544">
            <text:p>0.8035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20553">
            <text:p>0.1205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7941">
            <text:p>0.7479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49958">
            <text:p>0.7499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973685">
            <text:p>0.09736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4657">
            <text:p>0.77465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59434">
            <text:p>0.7594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2549">
            <text:p>0.7725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7685">
            <text:p>0.8176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31784">
            <text:p>0.8317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81894">
            <text:p>0.3818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53677">
            <text:p>0.85367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49429">
            <text:p>0.84942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25123">
            <text:p>0.8251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43704">
            <text:p>0.84370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58692">
            <text:p>0.858692</text:p>
          </table:table-cell>
        </table:table-row>
        <table:table-row table:style-name="ro1">
          <table:table-cell office:value-type="float" office:value="0.853269">
            <text:p>0.8532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845">
            <text:p>0.818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62666">
            <text:p>0.6626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64536">
            <text:p>0.5645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36296">
            <text:p>0.836296</text:p>
          </table:table-cell>
        </table:table-row>
        <table:table-row table:style-name="ro1">
          <table:table-cell office:value-type="float" office:value="0.841423">
            <text:p>0.841423</text:p>
          </table:table-cell>
        </table:table-row>
        <table:table-row table:style-name="ro1">
          <table:table-cell office:value-type="float" office:value="0.843771">
            <text:p>0.843771</text:p>
          </table:table-cell>
        </table:table-row>
        <table:table-row table:style-name="ro1">
          <table:table-cell office:value-type="float" office:value="0.849607">
            <text:p>0.849607</text:p>
          </table:table-cell>
        </table:table-row>
        <table:table-row table:style-name="ro1">
          <table:table-cell office:value-type="float" office:value="0.847516">
            <text:p>0.847516</text:p>
          </table:table-cell>
        </table:table-row>
        <table:table-row table:style-name="ro1">
          <table:table-cell office:value-type="float" office:value="0.864296">
            <text:p>0.864296</text:p>
          </table:table-cell>
        </table:table-row>
        <table:table-row table:style-name="ro1">
          <table:table-cell office:value-type="float" office:value="0.857081">
            <text:p>0.857081</text:p>
          </table:table-cell>
        </table:table-row>
        <table:table-row table:style-name="ro1">
          <table:table-cell office:value-type="float" office:value="0.842958">
            <text:p>0.842958</text:p>
          </table:table-cell>
        </table:table-row>
        <table:table-row table:style-name="ro1">
          <table:table-cell office:value-type="float" office:value="0.864102">
            <text:p>0.864102</text:p>
          </table:table-cell>
        </table:table-row>
        <table:table-row table:style-name="ro1">
          <table:table-cell office:value-type="float" office:value="0.871725">
            <text:p>0.871725</text:p>
          </table:table-cell>
        </table:table-row>
        <table:table-row table:style-name="ro1">
          <table:table-cell office:value-type="float" office:value="0.864808">
            <text:p>0.864808</text:p>
          </table:table-cell>
        </table:table-row>
        <table:table-row table:style-name="ro1">
          <table:table-cell office:value-type="float" office:value="0.885922">
            <text:p>0.885922</text:p>
          </table:table-cell>
        </table:table-row>
        <table:table-row table:style-name="ro1">
          <table:table-cell office:value-type="float" office:value="0.882864">
            <text:p>0.882864</text:p>
          </table:table-cell>
        </table:table-row>
        <table:table-row table:style-name="ro1">
          <table:table-cell office:value-type="float" office:value="0.881144">
            <text:p>0.881144</text:p>
          </table:table-cell>
        </table:table-row>
        <table:table-row table:style-name="ro1">
          <table:table-cell office:value-type="float" office:value="0.898033">
            <text:p>0.898033</text:p>
          </table:table-cell>
        </table:table-row>
        <table:table-row table:style-name="ro1">
          <table:table-cell office:value-type="float" office:value="0.894233">
            <text:p>0.894233</text:p>
          </table:table-cell>
        </table:table-row>
        <table:table-row table:style-name="ro1">
          <table:table-cell office:value-type="float" office:value="0.883418">
            <text:p>0.883418</text:p>
          </table:table-cell>
        </table:table-row>
        <table:table-row table:style-name="ro1">
          <table:table-cell office:value-type="float" office:value="0.884571">
            <text:p>0.884571</text:p>
          </table:table-cell>
        </table:table-row>
        <table:table-row table:style-name="ro1">
          <table:table-cell office:value-type="float" office:value="0.880396">
            <text:p>0.880396</text:p>
          </table:table-cell>
        </table:table-row>
        <table:table-row table:style-name="ro1">
          <table:table-cell office:value-type="float" office:value="0.867266">
            <text:p>0.867266</text:p>
          </table:table-cell>
        </table:table-row>
        <table:table-row table:style-name="ro1">
          <table:table-cell office:value-type="float" office:value="0.85491">
            <text:p>0.85491</text:p>
          </table:table-cell>
        </table:table-row>
        <table:table-row table:style-name="ro1">
          <table:table-cell office:value-type="float" office:value="0.863279">
            <text:p>0.863279</text:p>
          </table:table-cell>
        </table:table-row>
        <table:table-row table:style-name="ro1">
          <table:table-cell office:value-type="float" office:value="0.894769">
            <text:p>0.894769</text:p>
          </table:table-cell>
        </table:table-row>
        <table:table-row table:style-name="ro1">
          <table:table-cell office:value-type="float" office:value="0.875046">
            <text:p>0.875046</text:p>
          </table:table-cell>
        </table:table-row>
        <table:table-row table:style-name="ro1">
          <table:table-cell office:value-type="float" office:value="0.870081">
            <text:p>0.870081</text:p>
          </table:table-cell>
        </table:table-row>
        <table:table-row table:style-name="ro1">
          <table:table-cell office:value-type="float" office:value="0.833333">
            <text:p>0.833333</text:p>
          </table:table-cell>
        </table:table-row>
        <table:table-row table:style-name="ro1">
          <table:table-cell office:value-type="float" office:value="0.869593">
            <text:p>0.869593</text:p>
          </table:table-cell>
        </table:table-row>
        <table:table-row table:style-name="ro1">
          <table:table-cell office:value-type="float" office:value="0.894647">
            <text:p>0.894647</text:p>
          </table:table-cell>
        </table:table-row>
        <table:table-row table:style-name="ro1">
          <table:table-cell office:value-type="float" office:value="0.897407">
            <text:p>0.897407</text:p>
          </table:table-cell>
        </table:table-row>
        <table:table-row table:style-name="ro1">
          <table:table-cell office:value-type="float" office:value="0.879">
            <text:p>0.879</text:p>
          </table:table-cell>
        </table:table-row>
        <table:table-row table:style-name="ro1">
          <table:table-cell office:value-type="float" office:value="0.866738">
            <text:p>0.866738</text:p>
          </table:table-cell>
        </table:table-row>
        <table:table-row table:style-name="ro1">
          <table:table-cell office:value-type="float" office:value="0.855125">
            <text:p>0.855125</text:p>
          </table:table-cell>
        </table:table-row>
        <table:table-row table:style-name="ro1">
          <table:table-cell office:value-type="float" office:value="0.857394">
            <text:p>0.857394</text:p>
          </table:table-cell>
        </table:table-row>
        <table:table-row table:style-name="ro1">
          <table:table-cell office:value-type="float" office:value="0.898452">
            <text:p>0.898452</text:p>
          </table:table-cell>
        </table:table-row>
        <table:table-row table:style-name="ro1">
          <table:table-cell office:value-type="float" office:value="0.886139">
            <text:p>0.886139</text:p>
          </table:table-cell>
        </table:table-row>
        <table:table-row table:style-name="ro1">
          <table:table-cell office:value-type="float" office:value="0.904218">
            <text:p>0.904218</text:p>
          </table:table-cell>
        </table:table-row>
        <table:table-row table:style-name="ro1">
          <table:table-cell office:value-type="float" office:value="0.880624">
            <text:p>0.880624</text:p>
          </table:table-cell>
        </table:table-row>
        <table:table-row table:style-name="ro1">
          <table:table-cell office:value-type="float" office:value="0.874226">
            <text:p>0.874226</text:p>
          </table:table-cell>
        </table:table-row>
        <table:table-row table:style-name="ro1">
          <table:table-cell office:value-type="float" office:value="0.89941">
            <text:p>0.89941</text:p>
          </table:table-cell>
        </table:table-row>
        <table:table-row table:style-name="ro1">
          <table:table-cell office:value-type="float" office:value="0.92907">
            <text:p>0.92907</text:p>
          </table:table-cell>
        </table:table-row>
        <table:table-row table:style-name="ro1">
          <table:table-cell office:value-type="float" office:value="0.896727">
            <text:p>0.896727</text:p>
          </table:table-cell>
        </table:table-row>
        <table:table-row table:style-name="ro1">
          <table:table-cell office:value-type="float" office:value="0.8683">
            <text:p>0.8683</text:p>
          </table:table-cell>
        </table:table-row>
        <table:table-row table:style-name="ro1">
          <table:table-cell office:value-type="float" office:value="0.85969">
            <text:p>0.85969</text:p>
          </table:table-cell>
        </table:table-row>
        <table:table-row table:style-name="ro1">
          <table:table-cell office:value-type="float" office:value="0.839363">
            <text:p>0.8393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0073">
            <text:p>0.800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3284">
            <text:p>0.7932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0453">
            <text:p>0.7904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33926">
            <text:p>0.833926</text:p>
          </table:table-cell>
        </table:table-row>
        <table:table-row table:style-name="ro1">
          <table:table-cell office:value-type="float" office:value="0.824769">
            <text:p>0.824769</text:p>
          </table:table-cell>
        </table:table-row>
        <table:table-row table:style-name="ro1">
          <table:table-cell office:value-type="float" office:value="0.831654">
            <text:p>0.831654</text:p>
          </table:table-cell>
        </table:table-row>
        <table:table-row table:style-name="ro1">
          <table:table-cell office:value-type="float" office:value="0.843087">
            <text:p>0.843087</text:p>
          </table:table-cell>
        </table:table-row>
        <table:table-row table:style-name="ro1">
          <table:table-cell office:value-type="float" office:value="0.88159">
            <text:p>0.88159</text:p>
          </table:table-cell>
        </table:table-row>
        <table:table-row table:style-name="ro1">
          <table:table-cell office:value-type="float" office:value="0.897499">
            <text:p>0.897499</text:p>
          </table:table-cell>
        </table:table-row>
        <table:table-row table:style-name="ro1">
          <table:table-cell office:value-type="float" office:value="0.898037">
            <text:p>0.898037</text:p>
          </table:table-cell>
        </table:table-row>
        <table:table-row table:style-name="ro1">
          <table:table-cell office:value-type="float" office:value="0.870722">
            <text:p>0.870722</text:p>
          </table:table-cell>
        </table:table-row>
        <table:table-row table:style-name="ro1">
          <table:table-cell office:value-type="float" office:value="0.84062">
            <text:p>0.84062</text:p>
          </table:table-cell>
        </table:table-row>
        <table:table-row table:style-name="ro1">
          <table:table-cell office:value-type="float" office:value="0.814401">
            <text:p>0.814401</text:p>
          </table:table-cell>
        </table:table-row>
        <table:table-row table:style-name="ro1">
          <table:table-cell office:value-type="float" office:value="0.833651">
            <text:p>0.833651</text:p>
          </table:table-cell>
        </table:table-row>
        <table:table-row table:style-name="ro1">
          <table:table-cell office:value-type="float" office:value="0.827909">
            <text:p>0.8279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98074">
            <text:p>0.798074</text:p>
          </table:table-cell>
        </table:table-row>
        <table:table-row table:style-name="ro1">
          <table:table-cell office:value-type="float" office:value="0.824384">
            <text:p>0.824384</text:p>
          </table:table-cell>
        </table:table-row>
        <table:table-row table:style-name="ro1">
          <table:table-cell office:value-type="float" office:value="0.833205">
            <text:p>0.833205</text:p>
          </table:table-cell>
        </table:table-row>
        <table:table-row table:style-name="ro1">
          <table:table-cell office:value-type="float" office:value="0.833144">
            <text:p>0.833144</text:p>
          </table:table-cell>
        </table:table-row>
        <table:table-row table:style-name="ro1">
          <table:table-cell office:value-type="float" office:value="0.837807">
            <text:p>0.837807</text:p>
          </table:table-cell>
        </table:table-row>
        <table:table-row table:style-name="ro1">
          <table:table-cell office:value-type="float" office:value="0.853802">
            <text:p>0.853802</text:p>
          </table:table-cell>
        </table:table-row>
        <table:table-row table:style-name="ro1">
          <table:table-cell office:value-type="float" office:value="0.853144">
            <text:p>0.853144</text:p>
          </table:table-cell>
        </table:table-row>
        <table:table-row table:style-name="ro1">
          <table:table-cell office:value-type="float" office:value="0.868021">
            <text:p>0.868021</text:p>
          </table:table-cell>
        </table:table-row>
        <table:table-row table:style-name="ro1">
          <table:table-cell office:value-type="float" office:value="0.882084">
            <text:p>0.882084</text:p>
          </table:table-cell>
        </table:table-row>
        <table:table-row table:style-name="ro1">
          <table:table-cell office:value-type="float" office:value="0.890794">
            <text:p>0.890794</text:p>
          </table:table-cell>
        </table:table-row>
        <table:table-row table:style-name="ro1">
          <table:table-cell office:value-type="float" office:value="0.909709">
            <text:p>0.909709</text:p>
          </table:table-cell>
        </table:table-row>
        <table:table-row table:style-name="ro1">
          <table:table-cell office:value-type="float" office:value="0.903143">
            <text:p>0.903143</text:p>
          </table:table-cell>
        </table:table-row>
        <table:table-row table:style-name="ro1">
          <table:table-cell office:value-type="float" office:value="0.90287">
            <text:p>0.90287</text:p>
          </table:table-cell>
        </table:table-row>
        <table:table-row table:style-name="ro1">
          <table:table-cell office:value-type="float" office:value="0.896747">
            <text:p>0.896747</text:p>
          </table:table-cell>
        </table:table-row>
        <table:table-row table:style-name="ro1">
          <table:table-cell office:value-type="float" office:value="0.885497">
            <text:p>0.885497</text:p>
          </table:table-cell>
        </table:table-row>
        <table:table-row table:style-name="ro1">
          <table:table-cell office:value-type="float" office:value="0.900636">
            <text:p>0.900636</text:p>
          </table:table-cell>
        </table:table-row>
        <table:table-row table:style-name="ro1">
          <table:table-cell office:value-type="float" office:value="0.920469">
            <text:p>0.920469</text:p>
          </table:table-cell>
        </table:table-row>
        <table:table-row table:style-name="ro1">
          <table:table-cell office:value-type="float" office:value="0.918266">
            <text:p>0.918266</text:p>
          </table:table-cell>
        </table:table-row>
        <table:table-row table:style-name="ro1">
          <table:table-cell office:value-type="float" office:value="0.895401">
            <text:p>0.895401</text:p>
          </table:table-cell>
        </table:table-row>
        <table:table-row table:style-name="ro1">
          <table:table-cell office:value-type="float" office:value="0.871021">
            <text:p>0.871021</text:p>
          </table:table-cell>
        </table:table-row>
        <table:table-row table:style-name="ro1">
          <table:table-cell office:value-type="float" office:value="0.861392">
            <text:p>0.861392</text:p>
          </table:table-cell>
        </table:table-row>
        <table:table-row table:style-name="ro1">
          <table:table-cell office:value-type="float" office:value="0.866022">
            <text:p>0.866022</text:p>
          </table:table-cell>
        </table:table-row>
        <table:table-row table:style-name="ro1">
          <table:table-cell office:value-type="float" office:value="0.853462">
            <text:p>0.853462</text:p>
          </table:table-cell>
        </table:table-row>
        <table:table-row table:style-name="ro1">
          <table:table-cell office:value-type="float" office:value="0.869442">
            <text:p>0.869442</text:p>
          </table:table-cell>
        </table:table-row>
        <table:table-row table:style-name="ro1">
          <table:table-cell office:value-type="float" office:value="0.862369">
            <text:p>0.862369</text:p>
          </table:table-cell>
        </table:table-row>
        <table:table-row table:style-name="ro1">
          <table:table-cell office:value-type="float" office:value="0.829222">
            <text:p>0.829222</text:p>
          </table:table-cell>
        </table:table-row>
        <table:table-row table:style-name="ro1">
          <table:table-cell office:value-type="float" office:value="0.793743">
            <text:p>0.7937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569">
            <text:p>0.77569</text:p>
          </table:table-cell>
        </table:table-row>
        <table:table-row table:style-name="ro1">
          <table:table-cell office:value-type="float" office:value="0.783183">
            <text:p>0.783183</text:p>
          </table:table-cell>
        </table:table-row>
        <table:table-row table:style-name="ro1">
          <table:table-cell office:value-type="float" office:value="0.777733">
            <text:p>0.777733</text:p>
          </table:table-cell>
        </table:table-row>
        <table:table-row table:style-name="ro1">
          <table:table-cell office:value-type="float" office:value="0.798039">
            <text:p>0.798039</text:p>
          </table:table-cell>
        </table:table-row>
        <table:table-row table:style-name="ro1">
          <table:table-cell office:value-type="float" office:value="0.808274">
            <text:p>0.808274</text:p>
          </table:table-cell>
        </table:table-row>
        <table:table-row table:style-name="ro1">
          <table:table-cell office:value-type="float" office:value="0.796828">
            <text:p>0.796828</text:p>
          </table:table-cell>
        </table:table-row>
        <table:table-row table:style-name="ro1">
          <table:table-cell office:value-type="float" office:value="0.770544">
            <text:p>0.770544</text:p>
          </table:table-cell>
        </table:table-row>
        <table:table-row table:style-name="ro1">
          <table:table-cell office:value-type="float" office:value="0.744276">
            <text:p>0.744276</text:p>
          </table:table-cell>
        </table:table-row>
        <table:table-row table:style-name="ro1">
          <table:table-cell office:value-type="float" office:value="0.686988">
            <text:p>0.686988</text:p>
          </table:table-cell>
        </table:table-row>
        <table:table-row table:style-name="ro1">
          <table:table-cell office:value-type="float" office:value="0.663877">
            <text:p>0.663877</text:p>
          </table:table-cell>
        </table:table-row>
        <table:table-row table:style-name="ro1">
          <table:table-cell office:value-type="float" office:value="0.660725">
            <text:p>0.660725</text:p>
          </table:table-cell>
        </table:table-row>
        <table:table-row table:style-name="ro1">
          <table:table-cell office:value-type="float" office:value="0.667554">
            <text:p>0.667554</text:p>
          </table:table-cell>
        </table:table-row>
        <table:table-row table:style-name="ro1">
          <table:table-cell office:value-type="float" office:value="0.602858">
            <text:p>0.602858</text:p>
          </table:table-cell>
        </table:table-row>
        <table:table-row table:style-name="ro1">
          <table:table-cell office:value-type="float" office:value="0.564842">
            <text:p>0.564842</text:p>
          </table:table-cell>
        </table:table-row>
        <table:table-row table:style-name="ro1">
          <table:table-cell office:value-type="float" office:value="0.562737">
            <text:p>0.562737</text:p>
          </table:table-cell>
        </table:table-row>
        <table:table-row table:style-name="ro1">
          <table:table-cell office:value-type="float" office:value="0.54968">
            <text:p>0.54968</text:p>
          </table:table-cell>
        </table:table-row>
        <table:table-row table:style-name="ro1">
          <table:table-cell office:value-type="float" office:value="0.541767">
            <text:p>0.541767</text:p>
          </table:table-cell>
        </table:table-row>
        <table:table-row table:style-name="ro1">
          <table:table-cell office:value-type="float" office:value="0.534371">
            <text:p>0.534371</text:p>
          </table:table-cell>
        </table:table-row>
        <table:table-row table:style-name="ro1">
          <table:table-cell office:value-type="float" office:value="0.551415">
            <text:p>0.551415</text:p>
          </table:table-cell>
        </table:table-row>
        <table:table-row table:style-name="ro1">
          <table:table-cell office:value-type="float" office:value="0.582756">
            <text:p>0.582756</text:p>
          </table:table-cell>
        </table:table-row>
        <table:table-row table:style-name="ro1">
          <table:table-cell office:value-type="float" office:value="0.582995">
            <text:p>0.582995</text:p>
          </table:table-cell>
        </table:table-row>
        <table:table-row table:style-name="ro1">
          <table:table-cell office:value-type="float" office:value="0.576073">
            <text:p>0.576073</text:p>
          </table:table-cell>
        </table:table-row>
        <table:table-row table:style-name="ro1">
          <table:table-cell office:value-type="float" office:value="0.590383">
            <text:p>0.590383</text:p>
          </table:table-cell>
        </table:table-row>
        <table:table-row table:style-name="ro1">
          <table:table-cell office:value-type="float" office:value="0.561051">
            <text:p>0.561051</text:p>
          </table:table-cell>
        </table:table-row>
        <table:table-row table:style-name="ro1">
          <table:table-cell office:value-type="float" office:value="0.569873">
            <text:p>0.569873</text:p>
          </table:table-cell>
        </table:table-row>
        <table:table-row table:style-name="ro1">
          <table:table-cell office:value-type="float" office:value="0.558116">
            <text:p>0.558116</text:p>
          </table:table-cell>
        </table:table-row>
        <table:table-row table:style-name="ro1">
          <table:table-cell office:value-type="float" office:value="0.543337">
            <text:p>0.543337</text:p>
          </table:table-cell>
        </table:table-row>
        <table:table-row table:style-name="ro1">
          <table:table-cell office:value-type="float" office:value="0.539735">
            <text:p>0.539735</text:p>
          </table:table-cell>
        </table:table-row>
        <table:table-row table:style-name="ro1">
          <table:table-cell office:value-type="float" office:value="0.547305">
            <text:p>0.547305</text:p>
          </table:table-cell>
        </table:table-row>
        <table:table-row table:style-name="ro1">
          <table:table-cell office:value-type="float" office:value="0.551664">
            <text:p>0.551664</text:p>
          </table:table-cell>
        </table:table-row>
        <table:table-row table:style-name="ro1">
          <table:table-cell office:value-type="float" office:value="0.568107">
            <text:p>0.568107</text:p>
          </table:table-cell>
        </table:table-row>
        <table:table-row table:style-name="ro1">
          <table:table-cell office:value-type="float" office:value="0.563024">
            <text:p>0.563024</text:p>
          </table:table-cell>
        </table:table-row>
        <table:table-row table:style-name="ro1">
          <table:table-cell office:value-type="float" office:value="0.554143">
            <text:p>0.554143</text:p>
          </table:table-cell>
        </table:table-row>
        <table:table-row table:style-name="ro1">
          <table:table-cell office:value-type="float" office:value="0.545588">
            <text:p>0.545588</text:p>
          </table:table-cell>
        </table:table-row>
        <table:table-row table:style-name="ro1">
          <table:table-cell office:value-type="float" office:value="0.525139">
            <text:p>0.525139</text:p>
          </table:table-cell>
        </table:table-row>
        <table:table-row table:style-name="ro1">
          <table:table-cell office:value-type="float" office:value="0.510384">
            <text:p>0.510384</text:p>
          </table:table-cell>
        </table:table-row>
        <table:table-row table:style-name="ro1">
          <table:table-cell office:value-type="float" office:value="0.487482">
            <text:p>0.487482</text:p>
          </table:table-cell>
        </table:table-row>
        <table:table-row table:style-name="ro1">
          <table:table-cell office:value-type="float" office:value="0.481784">
            <text:p>0.481784</text:p>
          </table:table-cell>
        </table:table-row>
        <table:table-row table:style-name="ro1">
          <table:table-cell office:value-type="float" office:value="0.484315">
            <text:p>0.484315</text:p>
          </table:table-cell>
        </table:table-row>
        <table:table-row table:style-name="ro1">
          <table:table-cell office:value-type="float" office:value="0.478927">
            <text:p>0.478927</text:p>
          </table:table-cell>
        </table:table-row>
        <table:table-row table:style-name="ro1">
          <table:table-cell office:value-type="float" office:value="0.484909">
            <text:p>0.484909</text:p>
          </table:table-cell>
        </table:table-row>
        <table:table-row table:style-name="ro1">
          <table:table-cell office:value-type="float" office:value="0.484559">
            <text:p>0.484559</text:p>
          </table:table-cell>
        </table:table-row>
        <table:table-row table:style-name="ro1">
          <table:table-cell office:value-type="float" office:value="0.489285">
            <text:p>0.489285</text:p>
          </table:table-cell>
        </table:table-row>
        <table:table-row table:style-name="ro1">
          <table:table-cell office:value-type="float" office:value="0.492993">
            <text:p>0.492993</text:p>
          </table:table-cell>
        </table:table-row>
        <table:table-row table:style-name="ro1">
          <table:table-cell office:value-type="float" office:value="0.486294">
            <text:p>0.486294</text:p>
          </table:table-cell>
        </table:table-row>
        <table:table-row table:style-name="ro1">
          <table:table-cell office:value-type="float" office:value="0.469771">
            <text:p>0.469771</text:p>
          </table:table-cell>
        </table:table-row>
        <table:table-row table:style-name="ro1">
          <table:table-cell office:value-type="float" office:value="0.455821">
            <text:p>0.455821</text:p>
          </table:table-cell>
        </table:table-row>
        <table:table-row table:style-name="ro1">
          <table:table-cell office:value-type="float" office:value="0.451184">
            <text:p>0.451184</text:p>
          </table:table-cell>
        </table:table-row>
        <table:table-row table:style-name="ro1">
          <table:table-cell office:value-type="float" office:value="0.460201">
            <text:p>0.460201</text:p>
          </table:table-cell>
        </table:table-row>
        <table:table-row table:style-name="ro1">
          <table:table-cell office:value-type="float" office:value="0.471227">
            <text:p>0.471227</text:p>
          </table:table-cell>
        </table:table-row>
        <table:table-row table:style-name="ro1">
          <table:table-cell office:value-type="float" office:value="0.471524">
            <text:p>0.471524</text:p>
          </table:table-cell>
        </table:table-row>
        <table:table-row table:style-name="ro1">
          <table:table-cell office:value-type="float" office:value="0.464144">
            <text:p>0.464144</text:p>
          </table:table-cell>
        </table:table-row>
        <table:table-row table:style-name="ro1">
          <table:table-cell office:value-type="float" office:value="0.461816">
            <text:p>0.461816</text:p>
          </table:table-cell>
        </table:table-row>
        <table:table-row table:style-name="ro1">
          <table:table-cell office:value-type="float" office:value="0.463337">
            <text:p>0.463337</text:p>
          </table:table-cell>
        </table:table-row>
        <table:table-row table:style-name="ro1">
          <table:table-cell office:value-type="float" office:value="0.463373">
            <text:p>0.463373</text:p>
          </table:table-cell>
        </table:table-row>
        <table:table-row table:style-name="ro1">
          <table:table-cell office:value-type="float" office:value="0.458626">
            <text:p>0.458626</text:p>
          </table:table-cell>
        </table:table-row>
        <table:table-row table:style-name="ro1">
          <table:table-cell office:value-type="float" office:value="0.454162">
            <text:p>0.454162</text:p>
          </table:table-cell>
        </table:table-row>
        <table:table-row table:style-name="ro1">
          <table:table-cell office:value-type="float" office:value="0.443449">
            <text:p>0.443449</text:p>
          </table:table-cell>
        </table:table-row>
        <table:table-row table:style-name="ro1">
          <table:table-cell office:value-type="float" office:value="0.435171">
            <text:p>0.435171</text:p>
          </table:table-cell>
        </table:table-row>
        <table:table-row table:style-name="ro1">
          <table:table-cell office:value-type="float" office:value="0.432661">
            <text:p>0.432661</text:p>
          </table:table-cell>
        </table:table-row>
        <table:table-row table:style-name="ro1">
          <table:table-cell office:value-type="float" office:value="0.438674">
            <text:p>0.438674</text:p>
          </table:table-cell>
        </table:table-row>
        <table:table-row table:style-name="ro1">
          <table:table-cell office:value-type="float" office:value="0.451963">
            <text:p>0.451963</text:p>
          </table:table-cell>
        </table:table-row>
        <table:table-row table:style-name="ro1">
          <table:table-cell office:value-type="float" office:value="0.460556">
            <text:p>0.460556</text:p>
          </table:table-cell>
        </table:table-row>
        <table:table-row table:style-name="ro1">
          <table:table-cell office:value-type="float" office:value="0.468074">
            <text:p>0.468074</text:p>
          </table:table-cell>
        </table:table-row>
        <table:table-row table:style-name="ro1">
          <table:table-cell office:value-type="float" office:value="0.479958">
            <text:p>0.479958</text:p>
          </table:table-cell>
        </table:table-row>
        <table:table-row table:style-name="ro1">
          <table:table-cell office:value-type="float" office:value="0.481309">
            <text:p>0.481309</text:p>
          </table:table-cell>
        </table:table-row>
        <table:table-row table:style-name="ro1">
          <table:table-cell office:value-type="float" office:value="0.474402">
            <text:p>0.474402</text:p>
          </table:table-cell>
        </table:table-row>
        <table:table-row table:style-name="ro1">
          <table:table-cell office:value-type="float" office:value="0.4683">
            <text:p>0.4683</text:p>
          </table:table-cell>
        </table:table-row>
        <table:table-row table:style-name="ro1">
          <table:table-cell office:value-type="float" office:value="0.452947">
            <text:p>0.452947</text:p>
          </table:table-cell>
        </table:table-row>
        <table:table-row table:style-name="ro1">
          <table:table-cell office:value-type="float" office:value="0.44122">
            <text:p>0.44122</text:p>
          </table:table-cell>
        </table:table-row>
        <table:table-row table:style-name="ro1">
          <table:table-cell office:value-type="float" office:value="0.444135">
            <text:p>0.444135</text:p>
          </table:table-cell>
        </table:table-row>
        <table:table-row table:style-name="ro1">
          <table:table-cell office:value-type="float" office:value="0.467151">
            <text:p>0.467151</text:p>
          </table:table-cell>
        </table:table-row>
        <table:table-row table:style-name="ro1">
          <table:table-cell office:value-type="float" office:value="0.473491">
            <text:p>0.473491</text:p>
          </table:table-cell>
        </table:table-row>
        <table:table-row table:style-name="ro1">
          <table:table-cell office:value-type="float" office:value="0.467446">
            <text:p>0.467446</text:p>
          </table:table-cell>
        </table:table-row>
        <table:table-row table:style-name="ro1">
          <table:table-cell office:value-type="float" office:value="0.459022">
            <text:p>0.459022</text:p>
          </table:table-cell>
        </table:table-row>
        <table:table-row table:style-name="ro1">
          <table:table-cell office:value-type="float" office:value="0.460125">
            <text:p>0.460125</text:p>
          </table:table-cell>
        </table:table-row>
        <table:table-row table:style-name="ro1">
          <table:table-cell office:value-type="float" office:value="0.470587">
            <text:p>0.470587</text:p>
          </table:table-cell>
        </table:table-row>
        <table:table-row table:style-name="ro1">
          <table:table-cell office:value-type="float" office:value="0.47441">
            <text:p>0.47441</text:p>
          </table:table-cell>
        </table:table-row>
        <table:table-row table:style-name="ro1">
          <table:table-cell office:value-type="float" office:value="0.486868">
            <text:p>0.486868</text:p>
          </table:table-cell>
        </table:table-row>
        <table:table-row table:style-name="ro1">
          <table:table-cell office:value-type="float" office:value="0.49448">
            <text:p>0.49448</text:p>
          </table:table-cell>
        </table:table-row>
        <table:table-row table:style-name="ro1">
          <table:table-cell office:value-type="float" office:value="0.496149">
            <text:p>0.496149</text:p>
          </table:table-cell>
        </table:table-row>
        <table:table-row table:style-name="ro1">
          <table:table-cell office:value-type="float" office:value="0.503187">
            <text:p>0.503187</text:p>
          </table:table-cell>
        </table:table-row>
        <table:table-row table:style-name="ro1">
          <table:table-cell office:value-type="float" office:value="0.510861">
            <text:p>0.510861</text:p>
          </table:table-cell>
        </table:table-row>
        <table:table-row table:style-name="ro1">
          <table:table-cell office:value-type="float" office:value="0.514275">
            <text:p>0.514275</text:p>
          </table:table-cell>
        </table:table-row>
        <table:table-row table:style-name="ro1">
          <table:table-cell office:value-type="float" office:value="0.531336">
            <text:p>0.531336</text:p>
          </table:table-cell>
        </table:table-row>
        <table:table-row table:style-name="ro1">
          <table:table-cell office:value-type="float" office:value="0.537005">
            <text:p>0.537005</text:p>
          </table:table-cell>
        </table:table-row>
        <table:table-row table:style-name="ro1">
          <table:table-cell office:value-type="float" office:value="0.550432">
            <text:p>0.550432</text:p>
          </table:table-cell>
        </table:table-row>
        <table:table-row table:style-name="ro1">
          <table:table-cell office:value-type="float" office:value="0.558941">
            <text:p>0.558941</text:p>
          </table:table-cell>
        </table:table-row>
        <table:table-row table:style-name="ro1">
          <table:table-cell office:value-type="float" office:value="0.559961">
            <text:p>0.559961</text:p>
          </table:table-cell>
        </table:table-row>
        <table:table-row table:style-name="ro1">
          <table:table-cell office:value-type="float" office:value="0.575515">
            <text:p>0.575515</text:p>
          </table:table-cell>
        </table:table-row>
        <table:table-row table:style-name="ro1">
          <table:table-cell office:value-type="float" office:value="0.595291">
            <text:p>0.595291</text:p>
          </table:table-cell>
        </table:table-row>
        <table:table-row table:style-name="ro1">
          <table:table-cell office:value-type="float" office:value="0.619428">
            <text:p>0.619428</text:p>
          </table:table-cell>
        </table:table-row>
        <table:table-row table:style-name="ro1">
          <table:table-cell office:value-type="float" office:value="0.6237">
            <text:p>0.6237</text:p>
          </table:table-cell>
        </table:table-row>
        <table:table-row table:style-name="ro1">
          <table:table-cell office:value-type="float" office:value="0.64109">
            <text:p>0.64109</text:p>
          </table:table-cell>
        </table:table-row>
        <table:table-row table:style-name="ro1">
          <table:table-cell office:value-type="float" office:value="0.641616">
            <text:p>0.641616</text:p>
          </table:table-cell>
        </table:table-row>
        <table:table-row table:style-name="ro1">
          <table:table-cell office:value-type="float" office:value="0.65119">
            <text:p>0.65119</text:p>
          </table:table-cell>
        </table:table-row>
        <table:table-row table:style-name="ro1">
          <table:table-cell office:value-type="float" office:value="0.672114">
            <text:p>0.672114</text:p>
          </table:table-cell>
        </table:table-row>
        <table:table-row table:style-name="ro1">
          <table:table-cell office:value-type="float" office:value="0.699411">
            <text:p>0.699411</text:p>
          </table:table-cell>
        </table:table-row>
        <table:table-row table:style-name="ro1">
          <table:table-cell office:value-type="float" office:value="0.72449">
            <text:p>0.72449</text:p>
          </table:table-cell>
        </table:table-row>
        <table:table-row table:style-name="ro1">
          <table:table-cell office:value-type="float" office:value="0.745423">
            <text:p>0.745423</text:p>
          </table:table-cell>
        </table:table-row>
        <table:table-row table:style-name="ro1">
          <table:table-cell office:value-type="float" office:value="0.76576">
            <text:p>0.76576</text:p>
          </table:table-cell>
        </table:table-row>
        <table:table-row table:style-name="ro1">
          <table:table-cell office:value-type="float" office:value="0.776914">
            <text:p>0.776914</text:p>
          </table:table-cell>
        </table:table-row>
        <table:table-row table:style-name="ro1">
          <table:table-cell office:value-type="float" office:value="0.792328">
            <text:p>0.792328</text:p>
          </table:table-cell>
        </table:table-row>
        <table:table-row table:style-name="ro1">
          <table:table-cell office:value-type="float" office:value="0.807078">
            <text:p>0.807078</text:p>
          </table:table-cell>
        </table:table-row>
        <table:table-row table:style-name="ro1">
          <table:table-cell office:value-type="float" office:value="0.816621">
            <text:p>0.816621</text:p>
          </table:table-cell>
        </table:table-row>
        <table:table-row table:style-name="ro1">
          <table:table-cell office:value-type="float" office:value="0.832403">
            <text:p>0.832403</text:p>
          </table:table-cell>
        </table:table-row>
        <table:table-row table:style-name="ro1">
          <table:table-cell office:value-type="float" office:value="0.850684">
            <text:p>0.850684</text:p>
          </table:table-cell>
        </table:table-row>
        <table:table-row table:style-name="ro1">
          <table:table-cell office:value-type="float" office:value="0.874189">
            <text:p>0.874189</text:p>
          </table:table-cell>
        </table:table-row>
        <table:table-row table:style-name="ro1">
          <table:table-cell office:value-type="float" office:value="0.886449">
            <text:p>0.886449</text:p>
          </table:table-cell>
        </table:table-row>
        <table:table-row table:style-name="ro1">
          <table:table-cell office:value-type="float" office:value="0.912786">
            <text:p>0.912786</text:p>
          </table:table-cell>
        </table:table-row>
        <table:table-row table:style-name="ro1">
          <table:table-cell office:value-type="float" office:value="0.92694">
            <text:p>0.92694</text:p>
          </table:table-cell>
        </table:table-row>
        <table:table-row table:style-name="ro1">
          <table:table-cell office:value-type="float" office:value="0.921431">
            <text:p>0.921431</text:p>
          </table:table-cell>
        </table:table-row>
        <table:table-row table:style-name="ro1">
          <table:table-cell office:value-type="float" office:value="0.9195">
            <text:p>0.9195</text:p>
          </table:table-cell>
        </table:table-row>
        <table:table-row table:style-name="ro1">
          <table:table-cell office:value-type="float" office:value="0.91671">
            <text:p>0.91671</text:p>
          </table:table-cell>
        </table:table-row>
        <table:table-row table:style-name="ro1">
          <table:table-cell office:value-type="float" office:value="0.91541">
            <text:p>0.91541</text:p>
          </table:table-cell>
        </table:table-row>
        <table:table-row table:style-name="ro1">
          <table:table-cell office:value-type="float" office:value="0.909021">
            <text:p>0.909021</text:p>
          </table:table-cell>
        </table:table-row>
        <table:table-row table:style-name="ro1">
          <table:table-cell office:value-type="float" office:value="0.911716">
            <text:p>0.911716</text:p>
          </table:table-cell>
        </table:table-row>
        <table:table-row table:style-name="ro1">
          <table:table-cell office:value-type="float" office:value="0.920724">
            <text:p>0.920724</text:p>
          </table:table-cell>
        </table:table-row>
        <table:table-row table:style-name="ro1">
          <table:table-cell office:value-type="float" office:value="0.936791">
            <text:p>0.936791</text:p>
          </table:table-cell>
        </table:table-row>
        <table:table-row table:style-name="ro1">
          <table:table-cell office:value-type="float" office:value="0.920822">
            <text:p>0.920822</text:p>
          </table:table-cell>
        </table:table-row>
        <table:table-row table:style-name="ro1">
          <table:table-cell office:value-type="float" office:value="0.912869">
            <text:p>0.912869</text:p>
          </table:table-cell>
        </table:table-row>
        <table:table-row table:style-name="ro1">
          <table:table-cell office:value-type="float" office:value="0.919912">
            <text:p>0.919912</text:p>
          </table:table-cell>
        </table:table-row>
        <table:table-row table:style-name="ro1">
          <table:table-cell office:value-type="float" office:value="0.921001">
            <text:p>0.921001</text:p>
          </table:table-cell>
        </table:table-row>
        <table:table-row table:style-name="ro1">
          <table:table-cell office:value-type="float" office:value="0.911561">
            <text:p>0.911561</text:p>
          </table:table-cell>
        </table:table-row>
        <table:table-row table:style-name="ro1">
          <table:table-cell office:value-type="float" office:value="0.917758">
            <text:p>0.917758</text:p>
          </table:table-cell>
        </table:table-row>
        <table:table-row table:style-name="ro1">
          <table:table-cell office:value-type="float" office:value="0.902656">
            <text:p>0.902656</text:p>
          </table:table-cell>
        </table:table-row>
        <table:table-row table:style-name="ro1">
          <table:table-cell office:value-type="float" office:value="0.88926">
            <text:p>0.88926</text:p>
          </table:table-cell>
        </table:table-row>
        <table:table-row table:style-name="ro1">
          <table:table-cell office:value-type="float" office:value="0.883024">
            <text:p>0.883024</text:p>
          </table:table-cell>
        </table:table-row>
        <table:table-row table:style-name="ro1">
          <table:table-cell office:value-type="float" office:value="0.868246">
            <text:p>0.868246</text:p>
          </table:table-cell>
        </table:table-row>
        <table:table-row table:style-name="ro1">
          <table:table-cell office:value-type="float" office:value="0.86601">
            <text:p>0.86601</text:p>
          </table:table-cell>
        </table:table-row>
        <table:table-row table:style-name="ro1">
          <table:table-cell office:value-type="float" office:value="0.884031">
            <text:p>0.884031</text:p>
          </table:table-cell>
        </table:table-row>
        <table:table-row table:style-name="ro1">
          <table:table-cell office:value-type="float" office:value="0.906435">
            <text:p>0.906435</text:p>
          </table:table-cell>
        </table:table-row>
        <table:table-row table:style-name="ro1">
          <table:table-cell office:value-type="float" office:value="0.908568">
            <text:p>0.908568</text:p>
          </table:table-cell>
        </table:table-row>
        <table:table-row table:style-name="ro1">
          <table:table-cell office:value-type="float" office:value="0.887195">
            <text:p>0.887195</text:p>
          </table:table-cell>
        </table:table-row>
        <table:table-row table:style-name="ro1">
          <table:table-cell office:value-type="float" office:value="0.880412">
            <text:p>0.880412</text:p>
          </table:table-cell>
        </table:table-row>
        <table:table-row table:style-name="ro1">
          <table:table-cell office:value-type="float" office:value="0.864698">
            <text:p>0.864698</text:p>
          </table:table-cell>
        </table:table-row>
        <table:table-row table:style-name="ro1">
          <table:table-cell office:value-type="float" office:value="0.850432">
            <text:p>0.850432</text:p>
          </table:table-cell>
        </table:table-row>
        <table:table-row table:style-name="ro1">
          <table:table-cell office:value-type="float" office:value="0.824685">
            <text:p>0.8246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9394">
            <text:p>0.693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1881">
            <text:p>0.8118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17577">
            <text:p>0.817577</text:p>
          </table:table-cell>
        </table:table-row>
        <table:table-row table:style-name="ro1">
          <table:table-cell office:value-type="float" office:value="0.835865">
            <text:p>0.835865</text:p>
          </table:table-cell>
        </table:table-row>
        <table:table-row table:style-name="ro1">
          <table:table-cell office:value-type="float" office:value="0.874704">
            <text:p>0.874704</text:p>
          </table:table-cell>
        </table:table-row>
        <table:table-row table:style-name="ro1">
          <table:table-cell office:value-type="float" office:value="0.897738">
            <text:p>0.897738</text:p>
          </table:table-cell>
        </table:table-row>
        <table:table-row table:style-name="ro1">
          <table:table-cell office:value-type="float" office:value="0.888694">
            <text:p>0.888694</text:p>
          </table:table-cell>
        </table:table-row>
        <table:table-row table:style-name="ro1">
          <table:table-cell office:value-type="float" office:value="0.878564">
            <text:p>0.878564</text:p>
          </table:table-cell>
        </table:table-row>
        <table:table-row table:style-name="ro1">
          <table:table-cell office:value-type="float" office:value="0.872539">
            <text:p>0.872539</text:p>
          </table:table-cell>
        </table:table-row>
        <table:table-row table:style-name="ro1">
          <table:table-cell office:value-type="float" office:value="0.854594">
            <text:p>0.854594</text:p>
          </table:table-cell>
        </table:table-row>
        <table:table-row table:style-name="ro1">
          <table:table-cell office:value-type="float" office:value="0.852323">
            <text:p>0.852323</text:p>
          </table:table-cell>
        </table:table-row>
        <table:table-row table:style-name="ro1">
          <table:table-cell office:value-type="float" office:value="0.841065">
            <text:p>0.841065</text:p>
          </table:table-cell>
        </table:table-row>
        <table:table-row table:style-name="ro1">
          <table:table-cell office:value-type="float" office:value="0.830547">
            <text:p>0.830547</text:p>
          </table:table-cell>
        </table:table-row>
        <table:table-row table:style-name="ro1">
          <table:table-cell office:value-type="float" office:value="0.844441">
            <text:p>0.844441</text:p>
          </table:table-cell>
        </table:table-row>
        <table:table-row table:style-name="ro1">
          <table:table-cell office:value-type="float" office:value="0.848779">
            <text:p>0.848779</text:p>
          </table:table-cell>
        </table:table-row>
        <table:table-row table:style-name="ro1">
          <table:table-cell office:value-type="float" office:value="0.832699">
            <text:p>0.832699</text:p>
          </table:table-cell>
        </table:table-row>
        <table:table-row table:style-name="ro1">
          <table:table-cell office:value-type="float" office:value="0.839459">
            <text:p>0.839459</text:p>
          </table:table-cell>
        </table:table-row>
        <table:table-row table:style-name="ro1">
          <table:table-cell office:value-type="float" office:value="0.834407">
            <text:p>0.834407</text:p>
          </table:table-cell>
        </table:table-row>
        <table:table-row table:style-name="ro1">
          <table:table-cell office:value-type="float" office:value="0.836303">
            <text:p>0.836303</text:p>
          </table:table-cell>
        </table:table-row>
        <table:table-row table:style-name="ro1">
          <table:table-cell office:value-type="float" office:value="0.841079">
            <text:p>0.841079</text:p>
          </table:table-cell>
        </table:table-row>
        <table:table-row table:style-name="ro1">
          <table:table-cell office:value-type="float" office:value="0.829952">
            <text:p>0.829952</text:p>
          </table:table-cell>
        </table:table-row>
        <table:table-row table:style-name="ro1">
          <table:table-cell office:value-type="float" office:value="0.822695">
            <text:p>0.822695</text:p>
          </table:table-cell>
        </table:table-row>
        <table:table-row table:style-name="ro1">
          <table:table-cell office:value-type="float" office:value="0.824448">
            <text:p>0.824448</text:p>
          </table:table-cell>
        </table:table-row>
        <table:table-row table:style-name="ro1">
          <table:table-cell office:value-type="float" office:value="0.839663">
            <text:p>0.839663</text:p>
          </table:table-cell>
        </table:table-row>
        <table:table-row table:style-name="ro1">
          <table:table-cell office:value-type="float" office:value="0.850397">
            <text:p>0.850397</text:p>
          </table:table-cell>
        </table:table-row>
        <table:table-row table:style-name="ro1">
          <table:table-cell office:value-type="float" office:value="0.862503">
            <text:p>0.862503</text:p>
          </table:table-cell>
        </table:table-row>
        <table:table-row table:style-name="ro1">
          <table:table-cell office:value-type="float" office:value="0.887224">
            <text:p>0.887224</text:p>
          </table:table-cell>
        </table:table-row>
        <table:table-row table:style-name="ro1">
          <table:table-cell office:value-type="float" office:value="0.892884">
            <text:p>0.892884</text:p>
          </table:table-cell>
        </table:table-row>
        <table:table-row table:style-name="ro1">
          <table:table-cell office:value-type="float" office:value="0.891956">
            <text:p>0.891956</text:p>
          </table:table-cell>
        </table:table-row>
        <table:table-row table:style-name="ro1">
          <table:table-cell office:value-type="float" office:value="0.894303">
            <text:p>0.894303</text:p>
          </table:table-cell>
        </table:table-row>
        <table:table-row table:style-name="ro1">
          <table:table-cell office:value-type="float" office:value="0.883413">
            <text:p>0.883413</text:p>
          </table:table-cell>
        </table:table-row>
        <table:table-row table:style-name="ro1">
          <table:table-cell office:value-type="float" office:value="0.886291">
            <text:p>0.886291</text:p>
          </table:table-cell>
        </table:table-row>
        <table:table-row table:style-name="ro1">
          <table:table-cell office:value-type="float" office:value="0.870633">
            <text:p>0.870633</text:p>
          </table:table-cell>
        </table:table-row>
        <table:table-row table:style-name="ro1">
          <table:table-cell office:value-type="float" office:value="0.860357">
            <text:p>0.860357</text:p>
          </table:table-cell>
        </table:table-row>
        <table:table-row table:style-name="ro1">
          <table:table-cell office:value-type="float" office:value="0.844503">
            <text:p>0.844503</text:p>
          </table:table-cell>
        </table:table-row>
        <table:table-row table:style-name="ro1">
          <table:table-cell office:value-type="float" office:value="0.830524">
            <text:p>0.830524</text:p>
          </table:table-cell>
        </table:table-row>
        <table:table-row table:style-name="ro1">
          <table:table-cell office:value-type="float" office:value="0.828582">
            <text:p>0.828582</text:p>
          </table:table-cell>
        </table:table-row>
        <table:table-row table:style-name="ro1">
          <table:table-cell office:value-type="float" office:value="0.826775">
            <text:p>0.826775</text:p>
          </table:table-cell>
        </table:table-row>
        <table:table-row table:style-name="ro1">
          <table:table-cell office:value-type="float" office:value="0.802638">
            <text:p>0.802638</text:p>
          </table:table-cell>
        </table:table-row>
        <table:table-row table:style-name="ro1">
          <table:table-cell office:value-type="float" office:value="0.815706">
            <text:p>0.815706</text:p>
          </table:table-cell>
        </table:table-row>
        <table:table-row table:style-name="ro1">
          <table:table-cell office:value-type="float" office:value="0.819192">
            <text:p>0.819192</text:p>
          </table:table-cell>
        </table:table-row>
        <table:table-row table:style-name="ro1">
          <table:table-cell office:value-type="float" office:value="0.818109">
            <text:p>0.818109</text:p>
          </table:table-cell>
        </table:table-row>
        <table:table-row table:style-name="ro1">
          <table:table-cell office:value-type="float" office:value="0.828384">
            <text:p>0.828384</text:p>
          </table:table-cell>
        </table:table-row>
        <table:table-row table:style-name="ro1">
          <table:table-cell office:value-type="float" office:value="0.837277">
            <text:p>0.837277</text:p>
          </table:table-cell>
        </table:table-row>
        <table:table-row table:style-name="ro1">
          <table:table-cell office:value-type="float" office:value="0.812541">
            <text:p>0.8125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1765">
            <text:p>0.7717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6528">
            <text:p>0.776528</text:p>
          </table:table-cell>
        </table:table-row>
        <table:table-row table:style-name="ro1">
          <table:table-cell office:value-type="float" office:value="0.812431">
            <text:p>0.812431</text:p>
          </table:table-cell>
        </table:table-row>
        <table:table-row table:style-name="ro1">
          <table:table-cell office:value-type="float" office:value="0.824458">
            <text:p>0.824458</text:p>
          </table:table-cell>
        </table:table-row>
        <table:table-row table:style-name="ro1">
          <table:table-cell office:value-type="float" office:value="0.837406">
            <text:p>0.837406</text:p>
          </table:table-cell>
        </table:table-row>
        <table:table-row table:style-name="ro1">
          <table:table-cell office:value-type="float" office:value="0.85214">
            <text:p>0.85214</text:p>
          </table:table-cell>
        </table:table-row>
        <table:table-row table:style-name="ro1">
          <table:table-cell office:value-type="float" office:value="0.859519">
            <text:p>0.859519</text:p>
          </table:table-cell>
        </table:table-row>
        <table:table-row table:style-name="ro1">
          <table:table-cell office:value-type="float" office:value="0.871794">
            <text:p>0.871794</text:p>
          </table:table-cell>
        </table:table-row>
        <table:table-row table:style-name="ro1">
          <table:table-cell office:value-type="float" office:value="0.877646">
            <text:p>0.877646</text:p>
          </table:table-cell>
        </table:table-row>
        <table:table-row table:style-name="ro1">
          <table:table-cell office:value-type="float" office:value="0.8589">
            <text:p>0.8589</text:p>
          </table:table-cell>
        </table:table-row>
        <table:table-row table:style-name="ro1">
          <table:table-cell office:value-type="float" office:value="0.839354">
            <text:p>0.839354</text:p>
          </table:table-cell>
        </table:table-row>
        <table:table-row table:style-name="ro1">
          <table:table-cell office:value-type="float" office:value="0.826828">
            <text:p>0.826828</text:p>
          </table:table-cell>
        </table:table-row>
        <table:table-row table:style-name="ro1">
          <table:table-cell office:value-type="float" office:value="0.816361">
            <text:p>0.816361</text:p>
          </table:table-cell>
        </table:table-row>
        <table:table-row table:style-name="ro1">
          <table:table-cell office:value-type="float" office:value="0.815661">
            <text:p>0.81566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07926">
            <text:p>0.3079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83635">
            <text:p>0.78363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78818">
            <text:p>0.7788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59912">
            <text:p>0.859912</text:p>
          </table:table-cell>
        </table:table-row>
        <table:table-row table:style-name="ro1">
          <table:table-cell office:value-type="float" office:value="0.903776">
            <text:p>0.903776</text:p>
          </table:table-cell>
        </table:table-row>
        <table:table-row table:style-name="ro1">
          <table:table-cell office:value-type="float" office:value="0.903176">
            <text:p>0.903176</text:p>
          </table:table-cell>
        </table:table-row>
        <table:table-row table:style-name="ro1">
          <table:table-cell office:value-type="float" office:value="0.884602">
            <text:p>0.884602</text:p>
          </table:table-cell>
        </table:table-row>
        <table:table-row table:style-name="ro1">
          <table:table-cell office:value-type="float" office:value="0.868191">
            <text:p>0.868191</text:p>
          </table:table-cell>
        </table:table-row>
        <table:table-row table:style-name="ro1">
          <table:table-cell office:value-type="float" office:value="0.8788">
            <text:p>0.8788</text:p>
          </table:table-cell>
        </table:table-row>
        <table:table-row table:style-name="ro1">
          <table:table-cell office:value-type="float" office:value="0.921459">
            <text:p>0.921459</text:p>
          </table:table-cell>
        </table:table-row>
        <table:table-row table:style-name="ro1">
          <table:table-cell office:value-type="float" office:value="0.873914">
            <text:p>0.873914</text:p>
          </table:table-cell>
        </table:table-row>
        <table:table-row table:style-name="ro1">
          <table:table-cell office:value-type="float" office:value="0.85916">
            <text:p>0.85916</text:p>
          </table:table-cell>
        </table:table-row>
        <table:table-row table:style-name="ro1">
          <table:table-cell office:value-type="float" office:value="0.901583">
            <text:p>0.901583</text:p>
          </table:table-cell>
        </table:table-row>
        <table:table-row table:style-name="ro1">
          <table:table-cell office:value-type="float" office:value="0.914796">
            <text:p>0.914796</text:p>
          </table:table-cell>
        </table:table-row>
        <table:table-row table:style-name="ro1">
          <table:table-cell office:value-type="float" office:value="0.895289">
            <text:p>0.895289</text:p>
          </table:table-cell>
        </table:table-row>
        <table:table-row table:style-name="ro1">
          <table:table-cell office:value-type="float" office:value="0.891698">
            <text:p>0.891698</text:p>
          </table:table-cell>
        </table:table-row>
        <table:table-row table:style-name="ro1">
          <table:table-cell office:value-type="float" office:value="0.937468">
            <text:p>0.9374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22:59:46</dc:date>
    <dc:creator>YuLu </dc:creator>
    <meta:document-statistic meta:table-count="1" meta:cell-count="521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ff3333" draw:fill-color="#ff33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808cm" svg:height="8.992cm" xlink:href=".." xlink:type="simple" chart:class="chart:line" chart:style-name="ch1">
        <chart:legend chart:legend-position="end" svg:x="26.955cm" svg:y="4.197cm" style:legend-expansion="high" chart:style-name="ch2"/>
        <chart:plot-area chart:style-name="ch3" table:cell-range-address="Sheet1.A1:Sheet1.A521" svg:x="1.046cm" svg:y="0.851cm" svg:width="24.718cm" svg:height="7.542cm">
          <chartooo:coordinate-region svg:x="1.879cm" svg:y="1.051cm" svg:width="23.885cm" svg:height="7.1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21" chart:class="chart:line">
            <chart:data-point chart:repeated="5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422">
                <text:p>0.995422</text:p>
                <draw:g>
                  <svg:desc>Sheet1.A1:Sheet1.A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9589">
                <text:p>0.989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31">
                <text:p>0.992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1636">
                <text:p>0.99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994">
                <text:p>0.98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5762">
                <text:p>0.985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333">
                <text:p>0.98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8704">
                <text:p>0.97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197">
                <text:p>0.983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7106">
                <text:p>0.967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2473">
                <text:p>0.94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3938">
                <text:p>0.9239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9559">
                <text:p>0.929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9424">
                <text:p>0.95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3819">
                <text:p>0.943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62">
                <text:p>0.92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8737">
                <text:p>0.908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12641">
                <text:p>0.912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3124">
                <text:p>0.913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137">
                <text:p>0.928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6123">
                <text:p>0.946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0564">
                <text:p>0.930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8231">
                <text:p>0.918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2785">
                <text:p>0.932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4946">
                <text:p>0.9349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9698">
                <text:p>0.899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9536">
                <text:p>0.889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4116">
                <text:p>0.904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324">
                <text:p>0.9033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6617">
                <text:p>0.906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149">
                <text:p>0.90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2233">
                <text:p>0.912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9852">
                <text:p>0.909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0653">
                <text:p>0.890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4931">
                <text:p>0.884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98409">
                <text:p>0.898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2762">
                <text:p>0.892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1868">
                <text:p>0.871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9865">
                <text:p>0.8698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866">
                <text:p>0.86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5626">
                <text:p>0.855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49469">
                <text:p>0.849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9796">
                <text:p>0.859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0077">
                <text:p>0.860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243">
                <text:p>0.86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761">
                <text:p>0.84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16369">
                <text:p>0.816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3204">
                <text:p>0.803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5674">
                <text:p>0.8256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3627">
                <text:p>0.843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6806">
                <text:p>0.836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2939">
                <text:p>0.8329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2412">
                <text:p>0.812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6794">
                <text:p>0.786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4593">
                <text:p>0.7845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3424">
                <text:p>0.783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4961">
                <text:p>0.754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52846">
                <text:p>0.752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4942">
                <text:p>0.764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9897">
                <text:p>0.769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898">
                <text:p>0.76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6142">
                <text:p>0.746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43034">
                <text:p>0.7430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50079">
                <text:p>0.7500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461889">
                <text:p>-0.00461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7051">
                <text:p>0.497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3561">
                <text:p>0.533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10456">
                <text:p>0.810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0477">
                <text:p>0.8204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7569">
                <text:p>0.8175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19552">
                <text:p>0.8195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26136">
                <text:p>0.826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03262">
                <text:p>0.803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228">
                <text:p>0.81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629883">
                <text:p>-0.00629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947">
                <text:p>0.73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5798">
                <text:p>0.7757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5037">
                <text:p>0.775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6762">
                <text:p>0.636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3598">
                <text:p>0.663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259">
                <text:p>0.11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0053">
                <text:p>0.720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2241">
                <text:p>0.7322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3966">
                <text:p>0.7439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3923">
                <text:p>0.533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07384">
                <text:p>0.0407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4098">
                <text:p>0.764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62953">
                <text:p>0.762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3551">
                <text:p>0.0353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51716">
                <text:p>0.6517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50174">
                <text:p>0.7501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42041">
                <text:p>0.7420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9625">
                <text:p>0.769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8187">
                <text:p>0.2181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03544">
                <text:p>0.8035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20553">
                <text:p>0.120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7941">
                <text:p>0.747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9958">
                <text:p>0.749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973685">
                <text:p>0.09736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74657">
                <text:p>0.7746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9434">
                <text:p>0.7594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72549">
                <text:p>0.772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17685">
                <text:p>0.8176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31784">
                <text:p>0.831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1894">
                <text:p>0.381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3677">
                <text:p>0.853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9429">
                <text:p>0.8494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5123">
                <text:p>0.8251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3704">
                <text:p>0.843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692">
                <text:p>0.858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3269">
                <text:p>0.853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62666">
                <text:p>0.662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4536">
                <text:p>0.5645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36296">
                <text:p>0.8362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41423">
                <text:p>0.8414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43771">
                <text:p>0.8437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9607">
                <text:p>0.8496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7516">
                <text:p>0.847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64296">
                <text:p>0.8642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57081">
                <text:p>0.8570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2958">
                <text:p>0.8429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64102">
                <text:p>0.8641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71725">
                <text:p>0.871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64808">
                <text:p>0.8648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85922">
                <text:p>0.8859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82864">
                <text:p>0.8828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1144">
                <text:p>0.881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98033">
                <text:p>0.8980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94233">
                <text:p>0.8942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83418">
                <text:p>0.883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84571">
                <text:p>0.884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80396">
                <text:p>0.880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7266">
                <text:p>0.867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5491">
                <text:p>0.854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63279">
                <text:p>0.8632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94769">
                <text:p>0.8947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75046">
                <text:p>0.8750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70081">
                <text:p>0.870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69593">
                <text:p>0.8695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4647">
                <text:p>0.8946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7407">
                <text:p>0.897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66738">
                <text:p>0.8667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55125">
                <text:p>0.855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57394">
                <text:p>0.857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8452">
                <text:p>0.8984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6139">
                <text:p>0.8861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04218">
                <text:p>0.9042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80624">
                <text:p>0.8806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74226">
                <text:p>0.874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9941">
                <text:p>0.899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2907">
                <text:p>0.929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96727">
                <text:p>0.896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683">
                <text:p>0.86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5969">
                <text:p>0.85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39363">
                <text:p>0.8393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0073">
                <text:p>0.800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93284">
                <text:p>0.7932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90453">
                <text:p>0.7904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33926">
                <text:p>0.833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24769">
                <text:p>0.8247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31654">
                <text:p>0.8316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43087">
                <text:p>0.8430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8159">
                <text:p>0.881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97499">
                <text:p>0.897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98037">
                <text:p>0.898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0722">
                <text:p>0.8707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4062">
                <text:p>0.840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14401">
                <text:p>0.8144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33651">
                <text:p>0.833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27909">
                <text:p>0.8279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98074">
                <text:p>0.7980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24384">
                <text:p>0.8243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3205">
                <text:p>0.8332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33144">
                <text:p>0.8331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37807">
                <text:p>0.8378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53802">
                <text:p>0.8538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53144">
                <text:p>0.8531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68021">
                <text:p>0.868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82084">
                <text:p>0.882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90794">
                <text:p>0.8907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09709">
                <text:p>0.9097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03143">
                <text:p>0.9031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0287">
                <text:p>0.90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96747">
                <text:p>0.8967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85497">
                <text:p>0.8854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0636">
                <text:p>0.9006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20469">
                <text:p>0.9204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18266">
                <text:p>0.9182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95401">
                <text:p>0.8954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71021">
                <text:p>0.871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61392">
                <text:p>0.8613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66022">
                <text:p>0.8660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3462">
                <text:p>0.8534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69442">
                <text:p>0.869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2369">
                <text:p>0.8623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29222">
                <text:p>0.829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93743">
                <text:p>0.7937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7569">
                <text:p>0.77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3183">
                <text:p>0.7831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77733">
                <text:p>0.7777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98039">
                <text:p>0.7980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08274">
                <text:p>0.8082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96828">
                <text:p>0.7968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70544">
                <text:p>0.7705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44276">
                <text:p>0.744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86988">
                <text:p>0.686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63877">
                <text:p>0.6638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60725">
                <text:p>0.6607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67554">
                <text:p>0.6675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02858">
                <text:p>0.6028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64842">
                <text:p>0.5648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62737">
                <text:p>0.5627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4968">
                <text:p>0.54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41767">
                <text:p>0.5417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4371">
                <text:p>0.5343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51415">
                <text:p>0.5514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2756">
                <text:p>0.5827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2995">
                <text:p>0.5829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76073">
                <text:p>0.5760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0383">
                <text:p>0.5903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61051">
                <text:p>0.5610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69873">
                <text:p>0.5698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8116">
                <text:p>0.5581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43337">
                <text:p>0.5433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39735">
                <text:p>0.5397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47305">
                <text:p>0.5473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1664">
                <text:p>0.5516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68107">
                <text:p>0.568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63024">
                <text:p>0.5630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54143">
                <text:p>0.5541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45588">
                <text:p>0.5455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25139">
                <text:p>0.5251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10384">
                <text:p>0.5103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87482">
                <text:p>0.4874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81784">
                <text:p>0.481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84315">
                <text:p>0.4843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78927">
                <text:p>0.4789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84909">
                <text:p>0.4849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84559">
                <text:p>0.4845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89285">
                <text:p>0.4892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92993">
                <text:p>0.4929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86294">
                <text:p>0.4862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69771">
                <text:p>0.4697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55821">
                <text:p>0.4558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1184">
                <text:p>0.4511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0201">
                <text:p>0.4602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71227">
                <text:p>0.4712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71524">
                <text:p>0.471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64144">
                <text:p>0.4641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1816">
                <text:p>0.4618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63337">
                <text:p>0.4633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63373">
                <text:p>0.4633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58626">
                <text:p>0.4586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54162">
                <text:p>0.4541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3449">
                <text:p>0.4434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35171">
                <text:p>0.4351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2661">
                <text:p>0.43266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8674">
                <text:p>0.4386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51963">
                <text:p>0.4519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60556">
                <text:p>0.4605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68074">
                <text:p>0.4680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9958">
                <text:p>0.4799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81309">
                <text:p>0.4813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74402">
                <text:p>0.4744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683">
                <text:p>0.4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52947">
                <text:p>0.4529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4122">
                <text:p>0.441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4135">
                <text:p>0.4441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67151">
                <text:p>0.4671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73491">
                <text:p>0.473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67446">
                <text:p>0.4674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59022">
                <text:p>0.4590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60125">
                <text:p>0.460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70587">
                <text:p>0.4705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7441">
                <text:p>0.474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86868">
                <text:p>0.4868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9448">
                <text:p>0.494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96149">
                <text:p>0.496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503187">
                <text:p>0.5031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10861">
                <text:p>0.5108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14275">
                <text:p>0.5142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31336">
                <text:p>0.5313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37005">
                <text:p>0.537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50432">
                <text:p>0.5504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58941">
                <text:p>0.5589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59961">
                <text:p>0.5599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75515">
                <text:p>0.5755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95291">
                <text:p>0.5952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19428">
                <text:p>0.6194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237">
                <text:p>0.62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4109">
                <text:p>0.641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41616">
                <text:p>0.641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5119">
                <text:p>0.65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72114">
                <text:p>0.6721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99411">
                <text:p>0.6994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2449">
                <text:p>0.724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45423">
                <text:p>0.7454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6576">
                <text:p>0.765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6914">
                <text:p>0.7769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92328">
                <text:p>0.7923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07078">
                <text:p>0.807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16621">
                <text:p>0.8166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32403">
                <text:p>0.8324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50684">
                <text:p>0.8506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74189">
                <text:p>0.87418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86449">
                <text:p>0.886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12786">
                <text:p>0.9127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2694">
                <text:p>0.926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21431">
                <text:p>0.9214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195">
                <text:p>0.91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1671">
                <text:p>0.916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1541">
                <text:p>0.915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9021">
                <text:p>0.909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11716">
                <text:p>0.9117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20724">
                <text:p>0.920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36791">
                <text:p>0.9367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20822">
                <text:p>0.9208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12869">
                <text:p>0.9128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19912">
                <text:p>0.9199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21001">
                <text:p>0.9210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11561">
                <text:p>0.9115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17758">
                <text:p>0.9177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02656">
                <text:p>0.9026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8926">
                <text:p>0.88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83024">
                <text:p>0.8830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68246">
                <text:p>0.8682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601">
                <text:p>0.866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84031">
                <text:p>0.88403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06435">
                <text:p>0.9064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08568">
                <text:p>0.9085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87195">
                <text:p>0.8871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80412">
                <text:p>0.8804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64698">
                <text:p>0.8646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50432">
                <text:p>0.8504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24685">
                <text:p>0.8246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9394">
                <text:p>0.6939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11881">
                <text:p>0.81188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17577">
                <text:p>0.8175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35865">
                <text:p>0.8358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74704">
                <text:p>0.874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97738">
                <text:p>0.897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88694">
                <text:p>0.8886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72539">
                <text:p>0.8725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54594">
                <text:p>0.8545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52323">
                <text:p>0.8523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41065">
                <text:p>0.8410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30547">
                <text:p>0.8305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44441">
                <text:p>0.8444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48779">
                <text:p>0.8487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32699">
                <text:p>0.8326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39459">
                <text:p>0.8394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34407">
                <text:p>0.8344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36303">
                <text:p>0.8363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41079">
                <text:p>0.8410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29952">
                <text:p>0.8299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22695">
                <text:p>0.8226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24448">
                <text:p>0.8244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39663">
                <text:p>0.8396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50397">
                <text:p>0.8503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62503">
                <text:p>0.8625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87224">
                <text:p>0.8872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92884">
                <text:p>0.8928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91956">
                <text:p>0.8919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94303">
                <text:p>0.8943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83413">
                <text:p>0.883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86291">
                <text:p>0.8862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70633">
                <text:p>0.8706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60357">
                <text:p>0.8603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44503">
                <text:p>0.8445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30524">
                <text:p>0.8305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8582">
                <text:p>0.8285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26775">
                <text:p>0.8267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02638">
                <text:p>0.8026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15706">
                <text:p>0.8157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19192">
                <text:p>0.8191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18109">
                <text:p>0.8181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8384">
                <text:p>0.8283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37277">
                <text:p>0.8372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12541">
                <text:p>0.8125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71765">
                <text:p>0.7717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76528">
                <text:p>0.7765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12431">
                <text:p>0.8124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24458">
                <text:p>0.8244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37406">
                <text:p>0.8374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5214">
                <text:p>0.85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59519">
                <text:p>0.8595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71794">
                <text:p>0.8717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77646">
                <text:p>0.8776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589">
                <text:p>0.85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39354">
                <text:p>0.8393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26828">
                <text:p>0.8268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16361">
                <text:p>0.8163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15661">
                <text:p>0.8156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07926">
                <text:p>0.3079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83635">
                <text:p>0.7836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78818">
                <text:p>0.7788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59912">
                <text:p>0.8599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03776">
                <text:p>0.9037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3176">
                <text:p>0.90317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84602">
                <text:p>0.8846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68191">
                <text:p>0.8681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788">
                <text:p>0.87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21459">
                <text:p>0.92145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73914">
                <text:p>0.8739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5916">
                <text:p>0.859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01583">
                <text:p>0.9015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14796">
                <text:p>0.9147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95289">
                <text:p>0.8952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91698">
                <text:p>0.8916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37468">
                <text:p>0.9374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